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09T18:22:05.414122649</dc:date>
    <meta:editing-duration>PT4M7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51162078117253">
                <text:p>0.251162078117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749525258342898">
                <text:p>0.74952525834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749525258342898">
                <text:p>0.7495252583428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01332934257218">
                <text:p>0.5013329342572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9475954865942">
                <text:p>-0.99475954865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3.719105943553">
                <text:p>-3.7191059435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749525258342899">
                <text:p>-0.7495252583428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501332934257219">
                <text:p>-0.5013329342572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51162078117253">
                <text:p>-0.2511620781172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251162078117251">
                <text:p>0.251162078117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749525258342897">
                <text:p>0.749525258342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70311716626029">
                <text:p>1.70311716626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91587450968565">
                <text:p>2.91587450968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3.719105943553">
                <text:p>3.719105943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3.96845880525791">
                <text:p>3.968458805257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3.87433264451452">
                <text:p>3.87433264451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3.71910594355301">
                <text:p>3.71910594355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3.50522672017545">
                <text:p>3.505226720175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3.23606797749979">
                <text:p>3.23606797749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3.08205297110315">
                <text:p>3.082052971103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91587450968564">
                <text:p>2.915874509685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54969595899476">
                <text:p>2.54969595899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14330717991599">
                <text:p>2.14330717991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7031171662603">
                <text:p>1.70311716626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23606797749979">
                <text:p>1.236067977499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994759548659422">
                <text:p>0.994759548659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749525258342903">
                <text:p>0.7495252583429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501332934257216">
                <text:p>0.501332934257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251162078117254">
                <text:p>0.251162078117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251162078117251">
                <text:p>-0.2511620781172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501332934257213">
                <text:p>-0.5013329342572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7495252583429">
                <text:p>-0.74952525834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70311716626029">
                <text:p>-1.703117166260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2.14330717991599">
                <text:p>-2.143307179915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91587450968565">
                <text:p>-2.91587450968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3.87433264451452">
                <text:p>-3.874332644514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3.71910594355301">
                <text:p>-3.719105943553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3.50522672017545">
                <text:p>-3.505226720175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3.23606797749979">
                <text:p>-3.23606797749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3.08205297110315">
                <text:p>-3.08205297110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2.91587450968564">
                <text:p>-2.915874509685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2.54969595899476">
                <text:p>-2.549695958994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2.14330717991598">
                <text:p>-2.143307179915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92701469640687">
                <text:p>-1.92701469640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7031171662603">
                <text:p>-1.7031171662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1.23606797749979">
                <text:p>-1.23606797749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994759548659422">
                <text:p>-0.9947595486594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749525258342903">
                <text:p>-0.7495252583429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501332934257216">
                <text:p>-0.5013329342572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251162078117254">
                <text:p>-0.251162078117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.95943487863577E-015">
                <text:p>-1.9594348786357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